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estCase.Jms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stCase.Jms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stCase.JmsTestCase( String theName ,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stCase.create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